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8cm"/>
    </style:style>
    <style:style style:name="co3" style:family="table-column">
      <style:table-column-properties fo:break-before="auto" style:column-width="8.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1" table:number-columns-repeated="2" table:default-cell-style-name="ce7"/>
        <table:table-column table:style-name="co1" table:number-columns-repeated="2" table:default-cell-style-name="ce2"/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2"/>
          <table:table-cell table:style-name="ce5"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6" office:value-type="string" calcext:value-type="string" table:number-columns-spanned="2" table:number-rows-spanned="1">
            <text:p>Aufgaben Bearbeitun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Wird erledigt von</text:p>
          </table:table-cell>
          <table:covered-table-cell table:style-name="ce1"/>
        </table:table-row>
        <table:table-row table:style-name="ro1">
          <table:table-cell/>
          <table:table-cell table:style-name="ce1" office:value-type="string" calcext:value-type="string">
            <text:p>Aufgaben Nr.</text:p>
          </table:table-cell>
          <table:table-cell table:style-name="ce3" office:value-type="string" calcext:value-type="string">
            <text:p>Aufgaben Name </text:p>
          </table:table-cell>
          <table:table-cell table:style-name="ce1" office:value-type="string" calcext:value-type="string">
            <text:p>Anfang</text:p>
          </table:table-cell>
          <table:table-cell table:style-name="ce1" office:value-type="string" calcext:value-type="string">
            <text:p>Ende</text:p>
          </table:table-cell>
          <table:table-cell table:style-name="ce1" office:value-type="string" calcext:value-type="string">
            <text:p>Mohand</text:p>
          </table:table-cell>
          <table:table-cell table:style-name="ce1" office:value-type="string" calcext:value-type="string">
            <text:p>Ebilfetz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mplementierung des ER-Modell in einem DBMS</text:p>
          </table:table-cell>
          <table:table-cell office:value-type="date" office:date-value="2014-05-28" calcext:value-type="date">
            <text:p>28.05.14</text:p>
          </table:table-cell>
          <table:table-cell office:value-type="date" office:date-value="2014-06-01" calcext:value-type="date">
            <text:p>01.06.14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BMS testen mit Testfälle </text:p>
          </table:table-cell>
          <table:table-cell table:number-columns-repeated="2" office:value-type="date" office:date-value="2014-06-01" calcext:value-type="date">
            <text:p>01.06.14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rstellen einer Web-Frontend</text:p>
          </table:table-cell>
          <table:table-cell office:value-type="date" office:date-value="2014-05-31" calcext:value-type="date">
            <text:p>31.05.14</text:p>
          </table:table-cell>
          <table:table-cell office:value-type="date" office:date-value="2014-06-05" calcext:value-type="date">
            <text:p>05.06.1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eb-Frontend testen mit Testfälle</text:p>
          </table:table-cell>
          <table:table-cell table:number-columns-repeated="2" office:value-type="date" office:date-value="2014-06-05" calcext:value-type="date">
            <text:p>05.06.1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uffähiges System erstellen </text:p>
          </table:table-cell>
          <table:table-cell office:value-type="date" office:date-value="2014-06-10" calcext:value-type="date">
            <text:p>10.06.14</text:p>
          </table:table-cell>
          <table:table-cell office:value-type="date" office:date-value="2014-06-24" calcext:value-type="date">
            <text:p>24.06.14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auffähiges System testen </text:p>
          </table:table-cell>
          <table:table-cell table:number-columns-repeated="2" office:value-type="date" office:date-value="2014-06-24" calcext:value-type="date">
            <text:p>24.06.14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rstellen einer Präsentation</text:p>
          </table:table-cell>
          <table:table-cell office:value-type="date" office:date-value="2014-06-10" calcext:value-type="date">
            <text:p>10.06.14</text:p>
          </table:table-cell>
          <table:table-cell office:value-type="date" office:date-value="2014-06-24" calcext:value-type="date">
            <text:p>24.06.1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räsentation testen </text:p>
          </table:table-cell>
          <table:table-cell table:number-columns-repeated="2" office:value-type="date" office:date-value="2014-06-24" calcext:value-type="date">
            <text:p>24.06.1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Laborbericht auf dem neusten Stand aktualisieren</text:p>
          </table:table-cell>
          <table:table-cell office:value-type="date" office:date-value="2014-06-24" calcext:value-type="date">
            <text:p>24.06.14</text:p>
          </table:table-cell>
          <table:table-cell office:value-type="date" office:date-value="2014-06-26" calcext:value-type="date">
            <text:p>26.06.14</text:p>
          </table:table-cell>
          <table:table-cell table:number-columns-repeated="2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3T13:55:12.310000000</meta:creation-date>
    <dc:date>2014-05-23T14:34:45.971000000</dc:date>
    <meta:editing-duration>PT8M21S</meta:editing-duration>
    <meta:editing-cycles>1</meta:editing-cycles>
    <meta:document-statistic meta:table-count="1" meta:cell-count="58" meta:object-count="0"/>
    <meta:generator>LibreOffice/4.2.4.2$Windows_x86 LibreOffice_project/63150712c6d317d27ce2db16eb94c2f3d7b699f8</meta:generator>
  </office:meta>
</office:document-meta>
</file>